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283in"/>
    </style:style>
    <style:style style:name="co2" style:family="table-column">
      <style:table-column-properties fo:break-before="auto" style:column-width="2.3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3" style:family="table-cell" style:parent-style-name="Default" style:data-style-name="N6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894in" svg:height="3.4402in" svg:x="7.3646in" svg:y="0.774in">
            <draw:object draw:notify-on-update-of-ranges="Sheet1.A1:Sheet1.A1 Sheet1.A2:Sheet1.A26 Sheet1.B1:Sheet1.B1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Médiane/iteration</text:p>
          </table:table-cell>
          <table:table-cell table:style-name="Default" office:value-type="string" calcext:value-type="string">
            <text:p>(med-min)/min</text:p>
          </table:table-cell>
          <table:table-cell/>
          <table:table-cell table:style-name="Default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percentage" office:value="0.1383" calcext:value-type="percentage">
            <text:p>13.83%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percentage" office:value="0.3515" calcext:value-type="percentage">
            <text:p>35.15%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percentage" office:value="0.4162" calcext:value-type="percentage">
            <text:p>41.62%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percentage" office:value="0.3178" calcext:value-type="percentage">
            <text:p>31.78%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percentage" office:value="0.3906" calcext:value-type="percentage">
            <text:p>39.06%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percentage" office:value="0.4454" calcext:value-type="percentage">
            <text:p>44.54%</text:p>
          </table:table-cell>
          <table:table-cell table:number-columns-repeated="2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percentage" office:value="0.4618" calcext:value-type="percentage">
            <text:p>46.18%</text:p>
          </table:table-cell>
          <table:table-cell table:number-columns-repeated="2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percentage" office:value="0.4697" calcext:value-type="percentage">
            <text:p>46.97%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percentage" office:value="0.4846" calcext:value-type="percentage">
            <text:p>48.46%</text:p>
          </table:table-cell>
          <table:table-cell table:number-columns-repeated="2"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percentage" office:value="0.4944" calcext:value-type="percentage">
            <text:p>49.44%</text:p>
          </table:table-cell>
          <table:table-cell table:number-columns-repeated="2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percentage" office:value="0.4965" calcext:value-type="percentage">
            <text:p>49.65%</text:p>
          </table:table-cell>
          <table:table-cell table:number-columns-repeated="2"/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percentage" office:value="0.5056" calcext:value-type="percentage">
            <text:p>50.56%</text:p>
          </table:table-cell>
          <table:table-cell table:number-columns-repeated="2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percentage" office:value="0.471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percentage" office:value="0.5332" calcext:value-type="percentage">
            <text:p>53.32%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percentage" office:value="0.2579" calcext:value-type="percentage">
            <text:p>25.79%</text:p>
          </table:table-cell>
          <table:table-cell table:number-columns-repeated="2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percentage" office:value="0.0059" calcext:value-type="percentage">
            <text:p>0.59%</text:p>
          </table:table-cell>
          <table:table-cell table:number-columns-repeated="2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percentage" office:value="0.022" calcext:value-type="percentage">
            <text:p>2.20%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percentage" office:value="0.0127" calcext:value-type="percentage">
            <text:p>1.27%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percentage" office:value="0.0055" calcext:value-type="percentage">
            <text:p>0.55%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percentage" office:value="0.0229" calcext:value-type="percentage">
            <text:p>2.29%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percentage" office:value="0.0111" calcext:value-type="percentage">
            <text:p>1.11%</text:p>
          </table:table-cell>
          <table:table-cell table:number-columns-repeated="2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percentage" office:value="0.0245" calcext:value-type="percentage">
            <text:p>2.45%</text:p>
          </table:table-cell>
          <table:table-cell table:number-columns-repeated="2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percentage" office:value="0.0234" calcext:value-type="percentage">
            <text:p>2.34%</text:p>
          </table:table-cell>
          <table:table-cell table:number-columns-repeated="2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percentage" office:value="0.0253" calcext:value-type="percentage">
            <text:p>2.53%</text:p>
          </table:table-cell>
          <table:table-cell table:number-columns-repeated="2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percentage" office:value="0.0282" calcext:value-type="percentage">
            <text:p>2.8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7:53:36.940151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7:32:48.884223912</meta:creation-date>
    <dc:date>2024-04-01T18:16:31.257968296</dc:date>
    <meta:editing-duration>PT43M29S</meta:editing-duration>
    <meta:editing-cycles>6</meta:editing-cycles>
    <meta:generator>LibreOffice/7.6.5.2$Linux_X86_64 LibreOffice_project/60$Build-2</meta:generator>
    <meta:document-statistic meta:table-count="1" meta:cell-count="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6cm" svg:height="8.739cm" xlink:href=".." xlink:type="simple" chart:class="chart:line" chart:style-name="ch1">
        <chart:title svg:x="8.46cm" svg:y="0.31cm" chart:style-name="ch2">
          <text:p>Etalonnage du warmup</text:p>
        </chart:title>
        <chart:legend chart:legend-position="bottom" svg:x="7.224cm" svg:y="8.14cm" style:legend-expansion="wide" chart:style-name="ch3"/>
        <chart:plot-area chart:style-name="ch4" table:cell-range-address="Sheet1.A1:Sheet1.B26" chart:data-source-has-labels="row" svg:x="1.457cm" svg:y="1.289cm" svg:width="19.416cm" svg:height="5.512cm">
          <chart:coordinate-region svg:x="2.131cm" svg:y="1.489cm" svg:width="17.22cm" svg:height="4.665cm"/>
          <chart:axis chart:dimension="x" chart:name="primary-x" chart:style-name="ch5">
            <chart:title svg:x="8.66cm" svg:y="6.975cm" chart:style-name="ch6">
              <text:p>Rang de la mesure (répétition)</text:p>
            </chart:title>
          </chart:axis>
          <chart:axis chart:dimension="y" chart:name="primary-y" chart:style-name="ch5">
            <chart:title svg:x="0.451cm" svg:y="5.571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21.319cm" svg:y="7.29cm" chart:style-name="ch7">
              <text:p>Stabilité (valeur plus petite = meilleure)</text:p>
            </chart:title>
          </chart:axis>
          <chart:series chart:attached-axis="primary-y" chart:style-name="ch10" chart:values-cell-range-address="Sheet1.A2:Sheet1.A26" chart:label-cell-address="Sheet1.A1:Sheet1.A1" chart:class="chart:line">
            <chart:data-point chart:repeated="25"/>
          </chart:series>
          <chart:series chart:attached-axis="secondary-y" chart:style-name="ch11" chart:values-cell-range-address="Sheet1.B2:Sheet1.B26" chart:label-cell-address="Sheet1.B1:Sheet1.B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  <draw:g>
                  <svg:desc>Sheet1.A1:Sheet1.A1</svg:desc>
                </draw:g>
              </table:table-cell>
              <table:table-cell office:value-type="string">
                <text:p>(med-min)/m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  <draw:g>
                  <svg:desc>Sheet1.A2:Sheet1.A26</svg:desc>
                </draw:g>
              </table:table-cell>
              <table:table-cell office:value-type="float" office:value="0.1383">
                <text:p>0.1383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4">
                <text:p>13.0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5">
                <text:p>13.1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">
                <text:p>13.25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">
                <text:p>13.33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7">
                <text:p>13.37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">
                <text:p>13.4</text:p>
              </table:table-cell>
              <table:table-cell office:value-type="float" office:value="0.5332">
                <text:p>0.5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2">
                <text:p>10.7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">
                <text:p>8.7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7">
                <text:p>8.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8">
                <text:p>8.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">
                <text:p>8.7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8">
                <text:p>8.7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9">
                <text:p>8.7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">
                <text:p>8.7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7">
                <text:p>8.77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">
                <text:p>8.7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